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c81d" officeooo:paragraph-rsid="0019c81d"/>
    </style:style>
    <style:style style:name="P2" style:family="paragraph" style:parent-style-name="Standard">
      <style:text-properties officeooo:rsid="0019c81d" officeooo:paragraph-rsid="0019c81d"/>
    </style:style>
    <style:style style:name="T1" style:family="text">
      <style:text-properties officeooo:rsid="0019c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atthew Carlis</text:p>
      <text:p text:style-name="P1">Lab Exercise 11</text:p>
      <text:p text:style-name="Standard">// <text:span text:style-name="T1">Program</text:span></text:p>
      <text:p text:style-name="P2">int x; <text:s text:c="72"/></text:p>
      <text:p text:style-name="P2">char lmnop[256]; <text:s text:c="62"/></text:p>
      <text:p text:style-name="P2"><text:s text:c="79"/></text:p>
      <text:p text:style-name="P2">int main(void) { <text:s text:c="62"/></text:p>
      <text:p text:style-name="P2"><text:s text:c="8"/>int x; <text:s text:c="64"/></text:p>
      <text:p text:style-name="P2"><text:s text:c="8"/>char p[8]; <text:s text:c="60"/></text:p>
      <text:p text:style-name="P2"><text:s text:c="8"/>x = 4 + 1; <text:s text:c="60"/></text:p>
      <text:p text:style-name="P2"><text:s text:c="8"/>return loyd(x); <text:s text:c="55"/></text:p>
      <text:p text:style-name="P2">} <text:s text:c="77"/></text:p>
      <text:p text:style-name="P2"><text:s text:c="79"/></text:p>
      <text:p text:style-name="P2">int loyd(int y) { <text:s text:c="61"/></text:p>
      <text:p text:style-name="P2"><text:s text:c="8"/>int x; <text:s text:c="64"/></text:p>
      <text:p text:style-name="P2"><text:s text:c="8"/>char p[16]; <text:s text:c="59"/></text:p>
      <text:p text:style-name="P2"><text:s text:c="8"/>x = 10 + y; <text:s text:c="59"/></text:p>
      <text:p text:style-name="P2"><text:s text:c="8"/>return steve(x); <text:s text:c="54"/></text:p>
      <text:p text:style-name="P2">} <text:s text:c="77"/></text:p>
      <text:p text:style-name="P2"><text:s text:c="79"/></text:p>
      <text:p text:style-name="P2">int steve(int y) { <text:s text:c="60"/></text:p>
      <text:p text:style-name="P2"><text:s text:c="8"/>int l; <text:s text:c="64"/></text:p>
      <text:p text:style-name="P2"><text:s text:c="8"/>char p[4]; <text:s text:c="60"/></text:p>
      <text:p text:style-name="P2"><text:s text:c="8"/>l = 15 + y; <text:s text:c="59"/></text:p>
      <text:p text:style-name="P2"><text:s text:c="8"/>return tom(l); <text:s text:c="56"/></text:p>
      <text:p text:style-name="P2">} <text:s text:c="77"/></text:p>
      <text:p text:style-name="P2"><text:s text:c="79"/></text:p>
      <text:p text:style-name="P2">int tom(int weird_level) { <text:s text:c="52"/></text:p>
      <text:p text:style-name="P2"><text:s text:c="8"/>int z; <text:s text:c="64"/></text:p>
      <text:p text:style-name="P2"><text:s text:c="8"/>z = 20 + weird_level; <text:s text:c="49"/></text:p>
      <text:p text:style-name="P2"><text:s text:c="8"/>return z; <text:s text:c="61"/></text:p>
      <text:p text:style-name="P2">} <text:s/></text:p>
      <text:p text:style-name="P2"/>
      <text:p text:style-name="P2"/>
      <text:p text:style-name="P2"/>
      <text:p text:style-name="P2"/>
      <text:p text:style-name="P2">// output</text:p>
      <text:p text:style-name="P2"><text:s/>Arglist at 0xffffd548, args: <text:s text:c="50"/>y=5 <text:s text:c="168"/>[7/1859]</text:p>
      <text:p text:style-name="P2"><text:s/>Locals at 0xffffd548, Previous frame's sp is 0xffffd550 <text:s text:c="22"/></text:p>
      <text:p text:style-name="P2"><text:s/>Saved registers: <text:s text:c="61"/></text:p>
      <text:p text:style-name="P2"><text:s text:c="2"/>ebp at 0xffffd548, eip at 0xffffd54c <text:s text:c="40"/></text:p>
      <text:p text:style-name="P2">(gdb) backtrace <text:s text:c="63"/></text:p>
      <text:p text:style-name="P2">#0 <text:s/>loyd (y=5) at a_c_program.c:13 <text:s text:c="44"/></text:p>
      <text:p text:style-name="P2">#1 <text:s/>0x08048466 in main () at a_c_program.c:10 <text:s text:c="33"/></text:p>
      <text:p text:style-name="P2">(gdb) info args <text:s text:c="63"/></text:p>
      <text:p text:style-name="P2">y = 5 <text:s text:c="73"/></text:p>
      <text:p text:style-name="P2">(gdb) info locals <text:s text:c="61"/></text:p>
      <text:p text:style-name="P2"><text:soft-page-break/>x = -136176648 <text:s text:c="64"/></text:p>
      <text:p text:style-name="P2">p = "S\177\344\367\000\000\000\000\000\000\301\000\001\000\000" <text:s text:c="15"/></text:p>
      <text:p text:style-name="P2">(gdb) s <text:s text:c="71"/></text:p>
      <text:p text:style-name="P2">16 <text:s text:c="13"/>x = 10 + y; <text:s text:c="51"/></text:p>
      <text:p text:style-name="P2">(gdb) s <text:s text:c="71"/></text:p>
      <text:p text:style-name="P2">17 <text:s text:c="13"/>return steve(x); <text:s text:c="46"/></text:p>
      <text:p text:style-name="P2">(gdb) backtrace <text:s text:c="63"/></text:p>
      <text:p text:style-name="P2">#0 <text:s/>loyd (y=5) at a_c_program.c:17 <text:s text:c="44"/></text:p>
      <text:p text:style-name="P2">#1 <text:s/>0x08048466 in main () at a_c_program.c:10 <text:s text:c="33"/></text:p>
      <text:p text:style-name="P2">(gdb) s <text:s text:c="71"/></text:p>
      <text:p text:style-name="P2"><text:s text:c="79"/></text:p>
      <text:p text:style-name="P2">Breakpoint 3, steve (y=15) at a_c_program.c:20 <text:s text:c="32"/></text:p>
      <text:p text:style-name="P2">20 <text:s text:c="5"/>int steve(int y) { <text:s text:c="52"/></text:p>
      <text:p text:style-name="P2">(gdb) backtrace <text:s text:c="63"/></text:p>
      <text:p text:style-name="P2">#0 <text:s/>steve (y=15) at a_c_program.c:20 <text:s text:c="42"/></text:p>
      <text:p text:style-name="P2">#1 <text:s/>0x0804849f in loyd (y=5) at a_c_program.c:17 <text:s text:c="30"/></text:p>
      <text:p text:style-name="P2">#2 <text:s/>0x08048466 in main () at a_c_program.c:10 <text:s text:c="33"/></text:p>
      <text:p text:style-name="P2">(gdb) info args <text:s text:c="63"/></text:p>
      <text:p text:style-name="P2">y = 15 <text:s text:c="72"/></text:p>
      <text:p text:style-name="P2">(gdb) info locals <text:s text:c="61"/></text:p>
      <text:p text:style-name="P2">l = 9 <text:s text:c="73"/></text:p>
      <text:p text:style-name="P2">p = "?\000\300\003" <text:s text:c="59"/></text:p>
      <text:p text:style-name="P2">(gdb) info frame <text:s text:c="62"/></text:p>
      <text:p text:style-name="P2">Stack level 0, frame at 0xffffd510: <text:s text:c="43"/></text:p>
      <text:p text:style-name="P2"><text:s/>eip = 0x80484b8 in steve (a_c_program.c:20); saved eip = 0x804849f <text:s text:c="11"/></text:p>
      <text:p text:style-name="P2"><text:s/>called by frame at 0xffffd550 <text:s text:c="48"/></text:p>
      <text:p text:style-name="P2"><text:s/>source language c. <text:s text:c="59"/></text:p>
      <text:p text:style-name="P2"><text:s/>Arglist at 0xffffd508, args: y=15 <text:s text:c="44"/></text:p>
      <text:p text:style-name="P2"><text:s/>Locals at 0xffffd508, Previous frame's sp is 0xffffd510 <text:s text:c="22"/></text:p>
      <text:p text:style-name="P2"><text:s/>Saved registers: <text:s text:c="61"/></text:p>
      <text:p text:style-name="P2"><text:s text:c="2"/>ebp at 0xffffd508, eip at 0xffffd50c <text:s/></text:p>
      <text:p text:style-name="P2">(gdb) s <text:s text:c="71"/></text:p>
      <text:p text:style-name="P2">23 <text:s text:c="13"/>l = 15 + y; <text:s text:c="51"/></text:p>
      <text:p text:style-name="P2">(gdb) s <text:s text:c="71"/></text:p>
      <text:p text:style-name="P2">24 <text:s text:c="13"/>return tom(l); <text:s text:c="48"/></text:p>
      <text:p text:style-name="P2">(gdb) s <text:s text:c="71"/></text:p>
      <text:p text:style-name="P2"><text:s text:c="79"/></text:p>
      <text:p text:style-name="P2">Breakpoint 4, tom (weird_level=30) at a_c_program.c:29 <text:s text:c="24"/></text:p>
      <text:p text:style-name="P2">29 <text:s text:c="13"/>z = 20 + weird_level; <text:s text:c="41"/></text:p>
      <text:p text:style-name="P2">(gdb) backtrace <text:s text:c="63"/></text:p>
      <text:p text:style-name="P2">#0 <text:s/>tom (weird_level=30) at a_c_program.c:29 <text:s text:c="34"/></text:p>
      <text:p text:style-name="P2">#1 <text:s/>0x080484d7 in steve (y=15) at a_c_program.c:24 <text:s text:c="28"/></text:p>
      <text:p text:style-name="P2">#2 <text:s/>0x0804849f in loyd (y=5) at a_c_program.c:17 <text:s text:c="30"/></text:p>
      <text:p text:style-name="P2">#3 <text:s/>0x08048466 in main () at a_c_program.c:10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51:36.308120725</meta:creation-date>
    <dc:date>2015-11-17T15:53:38.367492357</dc:date>
    <meta:editing-duration>P0D</meta:editing-duration>
    <meta:editing-cycles>1</meta:editing-cycles>
    <meta:document-statistic meta:table-count="0" meta:image-count="0" meta:object-count="0" meta:page-count="2" meta:paragraph-count="87" meta:word-count="304" meta:character-count="6719" meta:non-whitespace-character-count="1492"/>
    <meta:generator>LibreOffice/4.2.8.2$Linux_X86_64 LibreOffice_project/420m0$Build-2</meta:generator>
  </office:meta>
</office:document-meta>
</file>